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width="0.003cm" draw:fill-color="#0096d4"/>
    </style:style>
    <style:style style:name="gr2" style:family="graphic" style:parent-style-name="standard">
      <style:graphic-properties svg:stroke-width="0.001cm" svg:stroke-color="#003c55" draw:fill="none" draw:fill-color="#ffffff" fo:padding-top="-0.049cm" fo:padding-bottom="-0.049cm" fo:padding-left="-0.049cm" fo:padding-right="-0.049cm"/>
    </style:style>
    <style:style style:name="gr3" style:family="graphic" style:parent-style-name="standard">
      <style:graphic-properties draw:stroke="none" svg:stroke-width="0.001cm" draw:fill-color="#000000"/>
    </style:style>
    <style:style style:name="gr4" style:family="graphic" style:parent-style-name="standard">
      <style:graphic-properties draw:stroke="none" svg:stroke-width="0.001cm" draw:fill-color="#ffffff"/>
    </style:style>
    <style:style style:name="gr5" style:family="graphic" style:parent-style-name="standard">
      <style:graphic-properties draw:stroke="none" svg:stroke-width="0.001cm" draw:fill-color="#005a80"/>
    </style:style>
  </office:automatic-styles>
  <office:body>
    <office:drawing>
      <draw:page draw:name="page1" draw:style-name="dp1" draw:master-page-name="Default">
        <draw:g>
          <draw:glue-point draw:id="4" svg:x="-5cm" svg:y="-5cm"/>
          <draw:glue-point draw:id="5" svg:x="5cm" svg:y="-5cm"/>
          <draw:glue-point draw:id="6" svg:x="0cm" svg:y="-5cm"/>
          <draw:glue-point draw:id="7" svg:x="-5cm" svg:y="5cm"/>
          <draw:glue-point draw:id="8" svg:x="5cm" svg:y="5cm"/>
          <draw:glue-point draw:id="9" svg:x="0cm" svg:y="5cm"/>
          <draw:glue-point draw:id="10" svg:x="-5cm" svg:y="0cm"/>
          <draw:glue-point draw:id="11" svg:x="-5cm" svg:y="4.09cm"/>
          <draw:glue-point draw:id="12" svg:x="-5cm" svg:y="-4.094cm"/>
          <draw:glue-point draw:id="13" svg:x="5cm" svg:y="0cm"/>
          <draw:glue-point draw:id="14" svg:x="5cm" svg:y="4.09cm"/>
          <draw:glue-point draw:id="15" svg:x="5cm" svg:y="-4.094cm"/>
          <draw:glue-point draw:id="16" svg:x="0cm" svg:y="-0.001cm"/>
          <draw:polygon draw:style-name="gr1" draw:layer="layout" svg:width="2.259cm" svg:height="1.247cm" svg:x="1.376cm" svg:y="0.362cm" svg:viewBox="0 0 2260 1248" draw:points="2260,623 2258,592 2254,561 2247,529 2236,498 2223,467 2207,437 2189,407 2168,378 2144,348 2117,321 2089,293 2057,267 2023,241 1987,217 1949,194 1908,171 1866,150 1821,130 1775,112 1727,94 1678,78 1627,63 1576,49 1522,39 1468,28 1413,19 1357,12 1301,6 1244,2 1186,0 1129,0 1073,0 1016,2 959,6 903,12 847,19 791,28 738,39 683,49 633,63 582,78 532,94 484,112 438,130 394,150 351,171 310,194 272,217 237,241 202,267 171,293 142,321 116,348 91,378 71,407 52,437 36,467 23,498 13,529 6,561 1,592 0,623 1,655 6,686 13,718 23,749 36,780 52,810 71,841 91,869 116,899 142,926 171,954 202,980 237,1006 272,1031 310,1053 351,1076 394,1097 438,1117 484,1136 532,1153 582,1169 633,1184 683,1198 738,1208 791,1219 847,1228 903,1235 959,1241 1016,1244 1073,1246 1129,1248 1186,1246 1244,1244 1301,1241 1357,1235 1413,1228 1468,1219 1522,1208 1576,1198 1627,1184 1678,1169 1727,1153 1775,1136 1821,1117 1866,1097 1908,1076 1949,1053 1987,1031 2023,1006 2057,980 2089,954 2117,926 2144,899 2168,869 2189,841 2207,810 2223,780 2236,749 2247,718 2254,686 2258,655">
            <text:p/>
          </draw:polygon>
          <draw:polygon draw:style-name="gr2" draw:layer="layout" svg:width="2.234cm" svg:height="1.247cm" svg:x="1.376cm" svg:y="0.338cm" svg:viewBox="0 0 2235 1248" draw:points="2235,623 2233,592 2229,560 2222,529 2212,498 2199,467 2184,437 2165,406 2144,378 2120,348 2094,321 2066,293 2034,267 2001,241 1964,216 1927,194 1887,171 1845,149 1801,130 1755,111 1708,94 1659,78 1609,63 1558,49 1505,38 1452,28 1397,19 1342,12 1286,6 1229,2 1173,1 1117,0 1060,1 1004,2 948,6 891,12 837,19 782,28 729,38 676,49 624,63 575,78 525,94 478,111 432,130 389,149 346,171 306,194 270,216 233,241 200,267 169,293 140,321 114,348 90,378 70,406 51,437 35,467 22,498 13,529 6,560 1,592 0,623 1,655 6,687 13,717 22,749 35,780 51,810 70,841 90,869 114,899 140,926 169,954 200,980 233,1006 270,1030 306,1053 346,1076 389,1097 432,1117 478,1135 525,1153 575,1169 624,1184 676,1197 729,1208 782,1219 837,1228 891,1235 948,1241 1004,1244 1060,1246 1117,1248 1173,1246 1229,1244 1286,1241 1342,1235 1397,1228 1452,1219 1505,1208 1558,1197 1609,1184 1659,1169 1708,1153 1755,1135 1801,1117 1845,1097 1887,1076 1927,1053 1964,1030 2001,1006 2034,980 2066,954 2094,926 2120,899 2144,869 2165,841 2184,810 2199,780 2212,749 2222,717 2229,687 2233,655">
            <text:p/>
          </draw:polygon>
          <draw:polygon draw:style-name="gr3" draw:layer="layout" svg:width="0.624cm" svg:height="0.624cm" svg:x="1.921cm" svg:y="0.649cm" svg:viewBox="0 0 625 625" draw:points="0,520 416,104 312,0 625,0 625,338 520,234 130,625">
            <text:p/>
          </draw:polygon>
          <draw:polygon draw:style-name="gr3" draw:layer="layout" svg:width="0.624cm" svg:height="0.649cm" svg:x="2.414cm" svg:y="0.857cm" svg:viewBox="0 0 625 650" draw:points="0,519 417,104 286,0 625,0 625,338 521,233 104,650">
            <text:p/>
          </draw:polygon>
          <draw:polygon draw:style-name="gr4" draw:layer="layout" svg:width="0.624cm" svg:height="0.623cm" svg:x="1.895cm" svg:y="0.624cm" svg:viewBox="0 0 625 624" draw:points="0,519 417,104 312,0 625,0 625,337 520,233 130,624">
            <text:p/>
          </draw:polygon>
          <draw:polygon draw:style-name="gr4" draw:layer="layout" svg:width="0.623cm" svg:height="0.649cm" svg:x="2.389cm" svg:y="0.832cm" svg:viewBox="0 0 624 650" draw:points="0,520 415,103 311,0 624,0 624,337 519,234 129,650">
            <text:p/>
          </draw:polygon>
          <draw:polygon draw:style-name="gr5" draw:layer="layout" svg:width="5.011cm" svg:height="0.181cm" svg:x="0cm" svg:y="0cm" svg:viewBox="0 0 5012 182" draw:points="0,0 0,182 5012,182 5012,0">
            <text:p/>
          </draw:polygon>
          <draw:polygon draw:style-name="gr5" draw:layer="layout" svg:width="5.011cm" svg:height="0.182cm" svg:x="0cm" svg:y="1.818cm" svg:viewBox="0 0 5012 183" draw:points="0,0 0,183 5012,183 5012,0">
            <text:p/>
          </draw:polygon>
        </draw:g>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Nimbus Roman No9 L'" style:font-family-generic="roman" style:font-pitch="variable" fo:font-size="24pt" fo:language="en" fo:country="US"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svg:stroke-width="0.1cm" draw:fill-color="#ffffff"/>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0cm" fo:margin-left="0cm" fo:margin-right="0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dc:title>Cisco - Concatenated Payload</dc:title>
    <meta:creation-date>2011-02-07T16:41:36</meta:creation-date>
    <meta:editing-duration>P0D</meta:editing-duration>
    <meta:editing-cycles>1</meta:editing-cycles>
    <meta:document-statistic meta:object-count="9"/>
    <meta:generator>OpenOffice.org/3.3$Linux OpenOffice.org_project/330m20$Build-9567</meta:generator>
  </office:meta>
</office:document-meta>
</file>